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atort – Gegen den Kopf</text:span></text:p>
      <text:section text:style-name="Sect1" text:name="TextSection">
        <text:p text:style-name="Standard"><text:span text:style-name="T1">Wortschatz – Kennen Sie schon? Oder raten Sie zuerst mal laut des Kontexts.</text:span></text:p>
        <text:list xml:id="list472561609585496668" text:style-name="WWNum1">
          <text:list-item>
            <text:p text:style-name="P2">ein Auge auf (+Akksativ) = an eye on</text:p>
          </text:list-item>
          <text:list-item>
            <text:p text:style-name="P2">der Ueberfall = <text:s/>assault</text:p>
          </text:list-item>
          <text:list-item>
            <text:p text:style-name="P2"><text:span text:style-name="T1">“Das Opfer wurde von zwei jungen Männern […] niedergetreten” = the victim was beaten down by two young men</text:span></text:p>
          </text:list-item>
          <text:list-item>
            <text:p text:style-name="P2">der Täter = perpetrator</text:p>
          </text:list-item>
          <text:list-item>
            <text:p text:style-name="P2">der Zeuge = witness</text:p>
          </text:list-item>
          <text:list-item>
            <text:p text:style-name="P2">Schwerverletzte = seriously injured</text:p>
          </text:list-item>
          <text:list-item>
            <text:p text:style-name="P2">der Druck = pressure</text:p>
          </text:list-item>
          <text:list-item>
            <text:p text:style-name="P2">die Schlagzeile = headline</text:p>
          </text:list-item>
          <text:list-item>
            <text:p text:style-name="P2">das Ergebniss = result</text:p>
          </text:list-item>
          <text:list-item>
            <text:p text:style-name="P2">der Kommissar = commissar</text:p>
          </text:list-item>
          <text:list-item>
            <text:p text:style-name="P2">der Ansprechspartner = contact</text:p>
          </text:list-item>
          <text:list-item>
            <text:p text:style-name="P2">speichern = to record</text:p>
          </text:list-item>
          <text:list-item>
            <text:p text:style-name="P2">die Sicherheit = safety</text:p>
          </text:list-item>
          <text:list-item>
            <text:p text:style-name="P2">die Aufnahme = picture</text:p>
          </text:list-item>
          <text:list-item>
            <text:p text:style-name="P2">Datenschutz = privacy (data)</text:p>
          </text:list-item>
          <text:list-item>
            <text:p text:style-name="P2">die Spur = trace</text:p>
          </text:list-item>
          <text:list-item>
            <text:p text:style-name="P2">sich bemühen = to struggle</text:p>
          </text:list-item>
          <text:list-item>
            <text:p text:style-name="P2">die Gewalt = force</text:p>
          </text:list-item>
          <text:list-item>
            <text:p text:style-name="P2">die Schlägerei = brawl</text:p>
          </text:list-item>
          <text:list-item>
            <text:p text:style-name="P2">flüchtig = fugitive</text:p>
          </text:list-item>
          <text:list-item>
            <text:p text:style-name="P2">der Held = hero</text:p>
          </text:list-item>
          <text:list-item>
            <text:p text:style-name="P2">Arsch reissen = ???</text:p>
          </text:list-item>
          <text:list-item>
            <text:p text:style-name="P2">Im Gegensatz = in contrast</text:p>
          </text:list-item>
          <text:list-item>
            <text:p text:style-name="P2">Bescheid wissen = to have cognicance of</text:p>
          </text:list-item>
          <text:list-item>
            <text:p text:style-name="P2">der Rentner = pensioner</text:p>
          </text:list-item>
          <text:list-item>
            <text:p text:style-name="P2">der Schlaganfall = stroke</text:p>
          </text:list-item>
          <text:list-item>
            <text:p text:style-name="P2">feig = cowardly</text:p>
          </text:list-item>
          <text:list-item>
            <text:p text:style-name="P2">kapieren = to catch on</text:p>
          </text:list-item>
          <text:list-item>
            <text:p text:style-name="P2">der Notruf = emergency call</text:p>
          </text:list-item>
          <text:list-item>
            <text:p text:style-name="P2">unübersichtlich = confusing</text:p>
          </text:list-item>
          <text:list-item>
            <text:p text:style-name="P2">der Hinweis = tip/lead</text:p>
          </text:list-item>
          <text:list-item>
            <text:p text:style-name="P2">Drogenabhängig = drug addict</text:p>
          </text:list-item>
          <text:list-item>
            <text:p text:style-name="P2">der Mordverdacht = suspicion of murder</text:p>
          </text:list-item>
          <text:list-item>
            <text:p text:style-name="P2">der Herzinfarkt = heart infarction</text:p>
          </text:list-item>
          <text:list-item>
            <text:p text:style-name="P2">löschen = to extinguish</text:p>
          </text:list-item>
          <text:list-item>
            <text:p text:style-name="P2">der Fixer = junkie</text:p>
          </text:list-item>
          <text:list-item>
            <text:p text:style-name="P2">der Maulwurf = mole</text:p>
          </text:list-item>
        </text:list>
        <text:p text:style-name="No_20_Spacing"><text:span text:style-name="T1"/></text:p>
      </text:section>
      <text:section text:style-name="Sect2" text:name="Section1">
        <text:p text:style-name="Standard"/>
        <text:p text:style-name="Standard"/>
        <text:p text:style-name="Standard"><text:span text:style-name="T3">Diskussionsfragen</text:span></text:p>
        <text:list xml:id="list5719874877143503641" text:style-name="WWNum2">
          <text:list-item>
            <text:p text:style-name="P3"><text:span text:style-name="T1">In Ihrer Gruppe mit Hilfe der Wortschatzliste schreiben Sie 10 Sätze als eine Zusammenfassung des Handelns</text:span></text:p>
          </text:list-item>
          <text:list-item>
            <text:p text:style-name="P3"><text:span text:style-name="T1">Laut der Präsentation der Information und Reihenfolge der Ereignisse, wie baut die Tatort Spannung auf?</text:span></text:p>
          </text:list-item>
          <text:list-item>
            <text:p text:style-name="P3"><text:soft-page-break/><text:span text:style-name="T1">Was sind die Nebenhandlungen? Was für eine Rolle spielen sie?</text:span></text:p>
          </text:list-item>
          <text:list-item>
            <text:p text:style-name="P3">Was hätte man von der Handlung weg<text:bookmark text:name="_GoBack"/>lassen können?</text:p>
          </text:list-item>
          <text:list-item>
            <text:p text:style-name="P3"><text:span text:style-name="T1">Was wäre noch eine interessante Dimension in die Handlung miteinzubeziehen?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lim</meta:initial-creator>
    <dc:creator>Robert Ritchie</dc:creator>
    <meta:editing-cycles>19</meta:editing-cycles>
    <meta:creation-date>2016-05-26T10:30:00</meta:creation-date>
    <dc:date>2016-11-08T16:34:49.63</dc:date>
    <meta:editing-duration>PT25M46S</meta:editing-duration>
    <meta:generator>OpenOffice/4.1.1$Win32 OpenOffice.org_project/411m6$Build-9775</meta:generator>
    <meta:document-statistic meta:table-count="0" meta:image-count="0" meta:object-count="0" meta:page-count="2" meta:paragraph-count="45" meta:word-count="295" meta:character-count="16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